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Chers voisins,</text:span></text:p>
      <text:p text:style-name="Text_20_body"/>
      <text:p text:style-name="P1">Nous vous rappelons que les éboueurs ne viennent pas chercher les poubelles et que c’est à nous de les amener au niveau de la rue des Arquebusiers afin qu’ils les ramassent.</text:p>
      <text:p text:style-name="P1">Bien évidemment, c’est à nous de les ramener au quai Edmond Valentin.</text:p>
      <text:p text:style-name="Text_20_body"/>
      <text:p text:style-name="P1">Cette tâche, nous nous la partageons équitablement entre locataires. Afin de répartir la charge équitablement entre tous les locataires, le planning suivant devra être respecté : </text:p>
      <text:p text:style-name="Text_20_body"/>
      <text:p text:style-name="Text_20_body">Responsable de cette semaine : [RESP_SEMAINE_1]</text:p>
      <text:p text:style-name="Text_20_body"/>
      <text:p text:style-name="Text_20_body">Sortie de la poubelle jaune : [DATE_JAUNE_OUT]</text:p>
      <text:p text:style-name="Text_20_body">Retour de la poubelle jaune : [DATE_JAUNE_IN]</text:p>
      <text:p text:style-name="Text_20_body"/>
      <text:p text:style-name="Text_20_body">Sortie de la poubelle bleue : [DATE_BLEUE_OUT]</text:p>
      <text:p text:style-name="Text_20_body">Retour de la poubelle bleue : [DATE_BLEUE_IN]</text:p>
      <text:p text:style-name="Text_20_body"/>
      <text:p text:style-name="Text_20_body">*</text:p>
      <text:p text:style-name="Text_20_body"/>
      <text:p text:style-name="Text_20_body">Responsable de la semaine suivante : [RESP_SEMAINE_2]</text:p>
      <text:p text:style-name="Text_20_body">Responsable de la semaine d'après : [RESP_SEMAINE_3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19-01-16T14:32:45</dc:date>
    <dc:creator>Cédric Zuger</dc:creator>
    <meta:editing-duration>PT48M53S</meta:editing-duration>
    <meta:editing-cycles>4</meta:editing-cycles>
    <meta:generator>OpenOffice/4.1.6$Unix OpenOffice.org_project/416m1$Build-9790</meta:generator>
    <meta:document-statistic meta:table-count="0" meta:image-count="0" meta:object-count="0" meta:page-count="1" meta:paragraph-count="12" meta:word-count="120" meta:character-count="770"/>
  </office:meta>
</office:document-meta>
</file>